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3.226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en" fo:country="G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" table:style-name="ta1">
        <table:shapes>
          <draw:frame draw:z-index="0" draw:style-name="gr1" draw:text-style-name="P1" svg:width="16.337cm" svg:height="9.805cm" svg:x="0.213cm" svg:y="6.408cm">
            <draw:object draw:notify-on-update-of-ranges="load.B1:load.F1 load.A2:load.A2 load.B2:load.F2 load.A3:load.A3 load.B3:load.F3 load.A4:load.A4 load.B4:load.F4 load.A5:load.A5 load.B5:load.F5 load.A6:load.A6 load.B6:load.F6 load.A7:load.A7 load.B7:load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000581944" calcext:value-type="float">
            <text:p>5.81944E-05</text:p>
          </table:table-cell>
          <table:table-cell table:style-name="ce1" office:value-type="float" office:value="0.0001530216" calcext:value-type="float">
            <text:p>0.0001530216</text:p>
          </table:table-cell>
          <table:table-cell office:value-type="float" office:value="0.0008623266" calcext:value-type="float">
            <text:p>0.0008623266</text:p>
          </table:table-cell>
          <table:table-cell office:value-type="float" office:value="0.0097481876" calcext:value-type="float">
            <text:p>0.0097481876</text:p>
          </table:table-cell>
          <table:table-cell table:style-name="ce1" office:value-type="float" office:value="0.087776917" calcext:value-type="float">
            <text:p>0.08777691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6574948" calcext:value-type="float">
            <text:p>0.0006574948</text:p>
          </table:table-cell>
          <table:table-cell table:style-name="ce2" office:value-type="float" office:value="0.0007556632" calcext:value-type="float">
            <text:p>0.0007556632</text:p>
          </table:table-cell>
          <table:table-cell table:style-name="ce2" office:value-type="float" office:value="0.0140911068" calcext:value-type="float">
            <text:p>0.0140911068</text:p>
          </table:table-cell>
          <table:table-cell table:style-name="ce2" office:value-type="float" office:value="0.0993802202" calcext:value-type="float">
            <text:p>0.0993802202</text:p>
          </table:table-cell>
          <table:table-cell table:style-name="ce2" office:value-type="float" office:value="2.4274276406" calcext:value-type="float">
            <text:p>2.427427640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table:style-name="ce2" office:value-type="float" office:value="0.0140540882" calcext:value-type="float">
            <text:p>0.0140540882</text:p>
          </table:table-cell>
          <table:table-cell office:value-type="float" office:value="0.0097132438" calcext:value-type="float">
            <text:p>0.0097132438</text:p>
          </table:table-cell>
          <table:table-cell office:value-type="float" office:value="0.1198057116" calcext:value-type="float">
            <text:p>0.1198057116</text:p>
          </table:table-cell>
          <table:table-cell office:value-type="float" office:value="1.0099279192" calcext:value-type="float">
            <text:p>1.0099279192</text:p>
          </table:table-cell>
          <table:table-cell office:value-type="float" office:value="13.4869391338" calcext:value-type="float">
            <text:p>13.486939133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1057079" calcext:value-type="float">
            <text:p>0.001057079</text:p>
          </table:table-cell>
          <table:table-cell office:value-type="float" office:value="0.002047031" calcext:value-type="float">
            <text:p>0.002047031</text:p>
          </table:table-cell>
          <table:table-cell office:value-type="float" office:value="0.0234065388" calcext:value-type="float">
            <text:p>0.0234065388</text:p>
          </table:table-cell>
          <table:table-cell office:value-type="float" office:value="0.1674237868" calcext:value-type="float">
            <text:p>0.1674237868</text:p>
          </table:table-cell>
          <table:table-cell office:value-type="float" office:value="8.0814297264" calcext:value-type="float">
            <text:p>8.081429726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23002414" calcext:value-type="float">
            <text:p>0.0023002414</text:p>
          </table:table-cell>
          <table:table-cell office:value-type="float" office:value="0.0027066366" calcext:value-type="float">
            <text:p>0.0027066366</text:p>
          </table:table-cell>
          <table:table-cell office:value-type="float" office:value="0.0297369412" calcext:value-type="float">
            <text:p>0.0297369412</text:p>
          </table:table-cell>
          <table:table-cell office:value-type="float" office:value="0.1997025904" calcext:value-type="float">
            <text:p>0.1997025904</text:p>
          </table:table-cell>
          <table:table-cell office:value-type="float" office:value="2.6984169234" calcext:value-type="float">
            <text:p>2.698416923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07417306" calcext:value-type="float">
            <text:p>0.0007417306</text:p>
          </table:table-cell>
          <table:table-cell office:value-type="float" office:value="0.0007826532" calcext:value-type="float">
            <text:p>0.0007826532</text:p>
          </table:table-cell>
          <table:table-cell office:value-type="float" office:value="0.007109765" calcext:value-type="float">
            <text:p>0.007109765</text:p>
          </table:table-cell>
          <table:table-cell office:value-type="float" office:value="0.1041936016" calcext:value-type="float">
            <text:p>0.1041936016</text:p>
          </table:table-cell>
          <table:table-cell office:value-type="float" office:value="2.837489991" calcext:value-type="float">
            <text:p>2.837489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3:00:34.065618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3:11:08.112952889</dc:date>
    <meta:editing-duration>PT48M32S</meta:editing-duration>
    <meta:editing-cycles>11</meta:editing-cycles>
    <meta:generator>LibreOffice/6.4.7.2$Linux_X86_64 LibreOffice_project/40$Build-2</meta:generator>
    <meta:document-statistic meta:table-count="1" meta:cell-count="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left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341cm" style:legend-expansion="high" chart:style-name="ch2"/>
        <chart:plot-area chart:style-name="ch3" table:cell-range-address="load.A1:load.F7" chart:data-source-has-labels="both" svg:x="-0.145cm" svg:y="0.21cm" svg:width="13.349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2cm" svg:y="9.256cm" chart:style-name="ch5">
              <text:p>N of Filters</text:p>
            </chart:title>
            <chart:categories table:cell-range-address="load.B1:loa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F2" chart:label-cell-address="load.A2:load.A2" chart:class="chart:line">
            <chart:data-point chart:repeated="5"/>
          </chart:series>
          <chart:series chart:attached-axis="primary-y" chart:style-name="ch11" chart:values-cell-range-address="load.B3:load.F3" chart:label-cell-address="load.A3:load.A3" chart:class="chart:line">
            <chart:data-point chart:repeated="2"/>
            <chart:data-point chart:style-name="ch12"/>
            <chart:data-point chart:repeated="2"/>
          </chart:series>
          <chart:series chart:attached-axis="primary-y" chart:style-name="ch13" chart:values-cell-range-address="load.B4:load.F4" chart:label-cell-address="load.A4:load.A4" chart:class="chart:line">
            <chart:data-point chart:repeated="5"/>
          </chart:series>
          <chart:series chart:attached-axis="primary-y" chart:style-name="ch14" chart:values-cell-range-address="load.B5:load.F5" chart:label-cell-address="load.A5:load.A5" chart:class="chart:line">
            <chart:data-point chart:repeated="2"/>
            <chart:data-point chart:style-name="ch15"/>
            <chart:data-point chart:repeated="2"/>
          </chart:series>
          <chart:series chart:attached-axis="primary-y" chart:style-name="ch16" chart:values-cell-range-address="load.B6:load.F6" chart:label-cell-address="load.A6:load.A6" chart:class="chart:line">
            <chart:data-point chart:repeated="5"/>
          </chart:series>
          <chart:series chart:attached-axis="primary-y" chart:style-name="ch17" chart:values-cell-range-address="load.B7:load.F7" chart:label-cell-address="load.A7:load.A7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load.B1:load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581944">
                <text:p>0.0000581944</text:p>
                <draw:g>
                  <svg:desc>load.B2:load.F2</svg:desc>
                </draw:g>
              </table:table-cell>
              <table:table-cell office:value-type="float" office:value="0.0001530216">
                <text:p>0.0001530216</text:p>
              </table:table-cell>
              <table:table-cell office:value-type="float" office:value="0.0008623266">
                <text:p>0.0008623266</text:p>
              </table:table-cell>
              <table:table-cell office:value-type="float" office:value="0.0097481876">
                <text:p>0.0097481876</text:p>
              </table:table-cell>
              <table:table-cell office:value-type="float" office:value="0.087776917">
                <text:p>0.087776917</text:p>
              </table:table-cell>
            </table:table-row>
            <table:table-row>
              <table:table-cell office:value-type="string">
                <text:p>'BF-Trie4'</text:p>
                <draw:g>
                  <svg:desc>load.A3:load.A3</svg:desc>
                </draw:g>
              </table:table-cell>
              <table:table-cell office:value-type="float" office:value="0.0006574948">
                <text:p>0.0006574948</text:p>
                <draw:g>
                  <svg:desc>load.B3:load.F3</svg:desc>
                </draw:g>
              </table:table-cell>
              <table:table-cell office:value-type="float" office:value="0.0007556632">
                <text:p>0.0007556632</text:p>
              </table:table-cell>
              <table:table-cell office:value-type="float" office:value="0.0140911068">
                <text:p>0.0140911068</text:p>
              </table:table-cell>
              <table:table-cell office:value-type="float" office:value="0.0993802202">
                <text:p>0.0993802202</text:p>
              </table:table-cell>
              <table:table-cell office:value-type="float" office:value="2.4274276406">
                <text:p>2.4274276406</text:p>
              </table:table-cell>
            </table:table-row>
            <table:table-row>
              <table:table-cell office:value-type="string">
                <text:p>'Bloofi'</text:p>
                <draw:g>
                  <svg:desc>load.A4:load.A4</svg:desc>
                </draw:g>
              </table:table-cell>
              <table:table-cell office:value-type="float" office:value="0.0140540882">
                <text:p>0.0140540882</text:p>
                <draw:g>
                  <svg:desc>load.B4:load.F4</svg:desc>
                </draw:g>
              </table:table-cell>
              <table:table-cell office:value-type="float" office:value="0.0097132438">
                <text:p>0.0097132438</text:p>
              </table:table-cell>
              <table:table-cell office:value-type="float" office:value="0.1198057116">
                <text:p>0.1198057116</text:p>
              </table:table-cell>
              <table:table-cell office:value-type="float" office:value="1.0099279192">
                <text:p>1.0099279192</text:p>
              </table:table-cell>
              <table:table-cell office:value-type="float" office:value="13.4869391338">
                <text:p>13.4869391338</text:p>
              </table:table-cell>
            </table:table-row>
            <table:table-row>
              <table:table-cell office:value-type="string">
                <text:p>'FlatBloofi'</text:p>
                <draw:g>
                  <svg:desc>load.A5:load.A5</svg:desc>
                </draw:g>
              </table:table-cell>
              <table:table-cell office:value-type="float" office:value="0.001057079">
                <text:p>0.001057079</text:p>
                <draw:g>
                  <svg:desc>load.B5:load.F5</svg:desc>
                </draw:g>
              </table:table-cell>
              <table:table-cell office:value-type="float" office:value="0.002047031">
                <text:p>0.002047031</text:p>
              </table:table-cell>
              <table:table-cell office:value-type="float" office:value="0.0234065388">
                <text:p>0.0234065388</text:p>
              </table:table-cell>
              <table:table-cell office:value-type="float" office:value="0.1674237868">
                <text:p>0.1674237868</text:p>
              </table:table-cell>
              <table:table-cell office:value-type="float" office:value="8.0814297264">
                <text:p>8.0814297264</text:p>
              </table:table-cell>
            </table:table-row>
            <table:table-row>
              <table:table-cell office:value-type="string">
                <text:p>'Hamming'</text:p>
                <draw:g>
                  <svg:desc>load.A6:load.A6</svg:desc>
                </draw:g>
              </table:table-cell>
              <table:table-cell office:value-type="float" office:value="0.0023002414">
                <text:p>0.0023002414</text:p>
                <draw:g>
                  <svg:desc>load.B6:load.F6</svg:desc>
                </draw:g>
              </table:table-cell>
              <table:table-cell office:value-type="float" office:value="0.0027066366">
                <text:p>0.0027066366</text:p>
              </table:table-cell>
              <table:table-cell office:value-type="float" office:value="0.0297369412">
                <text:p>0.0297369412</text:p>
              </table:table-cell>
              <table:table-cell office:value-type="float" office:value="0.1997025904">
                <text:p>0.1997025904</text:p>
              </table:table-cell>
              <table:table-cell office:value-type="float" office:value="2.6984169234">
                <text:p>2.6984169234</text:p>
              </table:table-cell>
            </table:table-row>
            <table:table-row>
              <table:table-cell office:value-type="string">
                <text:p>'BF-Trie8'</text:p>
                <draw:g>
                  <svg:desc>load.A7:load.A7</svg:desc>
                </draw:g>
              </table:table-cell>
              <table:table-cell office:value-type="float" office:value="0.0007417306">
                <text:p>0.0007417306</text:p>
                <draw:g>
                  <svg:desc>load.B7:load.F7</svg:desc>
                </draw:g>
              </table:table-cell>
              <table:table-cell office:value-type="float" office:value="0.0007826532">
                <text:p>0.0007826532</text:p>
              </table:table-cell>
              <table:table-cell office:value-type="float" office:value="0.007109765">
                <text:p>0.007109765</text:p>
              </table:table-cell>
              <table:table-cell office:value-type="float" office:value="0.1041936016">
                <text:p>0.1041936016</text:p>
              </table:table-cell>
              <table:table-cell office:value-type="float" office:value="2.837489991">
                <text:p>2.837489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